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Специальные библиотеки блоков</text:h>
          </table:table-cell>
        </table:table-row>
        <table:table-row table:style-name="Table1.2">
          <table:table-cell table:style-name="Table1.A2" office:value-type="string">
            <text:p text:style-name="P1">В настоящем разделе справки описаны <text:span text:style-name="T1">«Специальные библиотеки блоков»</text:span>, т. е. группы блоков, разработанных для какого-либо конкретного прикладного применения или проекта.</text:p>
            <text:p text:style-name="P1">В «Палитре инструментов» каждая специализированная библиотека блоков размещена в отдельной вкладке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пециальные библиотеки блоков</dc:title>
    <dc:date>2012-01-14T15:37:24.88</dc:date>
    <meta:generator>OpenOffice_Beta/4.1.0$Win32 OpenOffice.org_project/410m14$Build-9760</meta:generator>
    <meta:editing-duration>PT4H34M15S</meta:editing-duration>
    <meta:editing-cycles>115</meta:editing-cycles>
    <dc:creator>Александр </dc:creator>
    <meta:document-statistic meta:table-count="1" meta:image-count="0" meta:object-count="0" meta:page-count="1" meta:paragraph-count="3" meta:word-count="34" meta:character-count="295"/>
    <meta:user-defined meta:name="Поле 1"/>
    <meta:user-defined meta:name="Поле 2"/>
    <meta:user-defined meta:name="Поле 3"/>
    <meta:user-defined meta:name="Поле 4"/>
  </office:meta>
</office:document-meta>
</file>